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101cm" fo:min-width="1.934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231cm" fo:min-width="4.792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914cm" fo:min-width="3.204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914cm" fo:min-width="3.642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231cm" fo:min-width="4.474cm" fo:padding-top="0.178cm" fo:padding-bottom="0.178cm" fo:padding-left="0.303cm" fo:padding-right="0.303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="Arrowheads_20_4" draw:marker-end-width="0.379cm" draw:fill="none" draw:fill-color="#000000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="Arrowheads_20_5" draw:marker-end-width="0.379cm" draw:fill="none" draw:fill-color="#000000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-width="0.279cm" draw:marker-end="Arrowheads_20_12" draw:marker-end-width="0.379cm" draw:fill="none" draw:fill-color="#000000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00000" draw:marker-start-width="0.279cm" draw:marker-end="Arrowheads_20_14" draw:marker-end-width="0.379cm" draw:fill="none" draw:fill-color="#000000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000000" draw:marker-start-width="0.279cm" draw:marker-end="Arrowheads_20_15" draw:marker-end-width="0.379cm" draw:fill="none" draw:fill-color="#000000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0000" draw:marker-start-width="0.279cm" draw:marker-end="Arrowheads_20_16" draw:marker-end-width="0.379cm" draw:fill="none" draw:fill-color="#000000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000000" draw:marker-start-width="0.279cm" draw:marker-end="Arrowheads_20_17" draw:marker-end-width="0.379cm" draw:fill="none" draw:fill-color="#000000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000000" draw:marker-start-width="0.279cm" draw:marker-end="Arrowheads_20_18" draw:marker-end-width="0.379cm" draw:fill="none" draw:fill-color="#000000" draw:textarea-vertical-align="middle" fo:padding-top="0.151cm" fo:padding-bottom="0.151cm" fo:padding-left="0.276cm" fo:padding-right="0.276cm"/>
    </style:style>
    <style:style style:name="co1" style:family="table-column">
      <style:table-column-properties style:column-width="11.93cm" style:use-optimal-column-width="false"/>
    </style:style>
    <style:style style:name="co2" style:family="table-column">
      <style:table-column-properties style:column-width="7.091cm" style:use-optimal-column-width="false"/>
    </style:style>
    <style:style style:name="co3" style:family="table-column">
      <style:table-column-properties style:column-width="6.991cm" style:use-optimal-column-width="false"/>
    </style:style>
    <style:style style:name="ro1" style:family="table-row">
      <style:table-row-properties style:row-height="1.548cm" style:use-optimal-row-height="false"/>
    </style:style>
    <style:style style:name="ro2" style:family="table-row">
      <style:table-row-properties style:row-height="3.908cm" style:use-optimal-row-height="false"/>
    </style:style>
    <style:style style:name="ro3" style:family="table-row">
      <style:table-row-properties style:row-height="3.34cm" style:use-optimal-row-height="false"/>
    </style:style>
    <style:style style:name="ro4" style:family="table-row">
      <style:table-row-properties style:row-height="4.192cm" style:use-optimal-row-height="false"/>
    </style:style>
    <style:style style:name="ro5" style:family="table-row">
      <style:table-row-properties style:row-height="3.561cm" style:use-optimal-row-height="false"/>
    </style:style>
    <style:style style:name="ro6" style:family="table-row">
      <style:table-row-properties style:row-height="5.843cm" style:use-optimal-row-height="false"/>
    </style:style>
    <style:style style:name="ce1" style:family="table-cell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style:text-properties fo:font-size="12pt" style:font-size-asian="12pt" style:font-size-complex="12pt"/>
    </style:style>
    <style:style style:name="ce4" style:family="table-cell">
      <style:text-properties fo:font-size="12pt" style:font-size-asian="12pt" style:font-size-complex="12pt"/>
    </style:style>
    <style:style style:name="ce5" style:family="table-cell">
      <style:text-properties fo:font-size="12pt" style:font-size-asian="12pt" style:font-size-complex="12pt"/>
    </style:style>
    <style:style style:name="P1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6.011cm" svg:height="23.731cm" svg:x="0.928cm" svg:y="0.8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>
                <text:p text:style-name="P1"><text:span text:style-name="T1">Us</text:span><text:span text:style-name="T1">er </text:span><text:span text:style-name="T1">De</text:span><text:span text:style-name="T1">fin</text:span><text:span text:style-name="T1">ed</text:span></text:p>
              </table:table-cell>
              <table:table-cell>
                <text:p text:style-name="P2"><text:span text:style-name="T2">Dmanage </text:span><text:span text:style-name="T2">Function</text:span><text:span text:style-name="T2">ality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3">Data Base</text:span></text:p>
                <text:list text:style-name="L1">
                  <text:list-item>
                    <text:p text:style-name="P4"><text:span text:style-name="T4">This level inherits all methods from the data group level and adds functionality to read and process data from multiple data group locations and consolidate databases.</text:span></text:p>
                  </text:list-item>
                  <text:list-item>
                    <text:p text:style-name="P4"><text:span text:style-name="T4">This is under development.</text:span></text:p>
                  </text:list-item>
                </text:list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2"><text:span text:style-name="T3">Data Group</text:span></text:p>
                <text:list text:continue-numbering="true" text:style-name="L1">
                  <text:list-item>
                    <text:p text:style-name="P5"><text:span text:style-name="T4">This level inherits all methods from the Data Unit level and adds functionality to process multiple data units and generate simple databases</text:span></text:p>
                  </text:list-item>
                  <text:list-item>
                    <text:p text:style-name="P5"><text:span text:style-name="T4">This utilizes the isValid() method from the component assembly to search the folder/file structure and find valid data units. </text:span></text:p>
                  </text:list-item>
                </text:list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3"><text:span text:style-name="T3">Data Unit</text:span></text:p>
                <text:list text:continue-numbering="true" text:style-name="L1">
                  <text:list-item>
                    <text:p text:style-name="P4"><text:span text:style-name="T4">This class inherits from the component assembly class and has access to all the data metadata related to your simulation or experimental “run” </text:span></text:p>
                  </text:list-item>
                  <text:list-item>
                    <text:p text:style-name="P4"><text:span text:style-name="T4">This is the level were you process and visualize data from one run.</text:span></text:p>
                  </text:list-item>
                  <text:list-item>
                    <text:p text:style-name="P4"><text:span text:style-name="T4">The DataUnit class adds functionality to the user defined ModelUnit class for database creation.</text:span></text:p>
                  </text:list-item>
                </text:list>
              </table:table-cell>
              <table:table-cell/>
              <table:table-cell/>
            </table:table-row>
            <table:table-row table:style-name="ro5">
              <table:table-cell table:style-name="ce3">
                <text:list text:style-name="L2">
                  <text:list-header>
                    <text:p text:style-name="P6"><text:span text:style-name="T3">Component Assembly</text:span></text:p>
                  </text:list-header>
                  <text:list-item>
                    <text:p><text:span text:style-name="T5">This class assembles the component into one class</text:span></text:p>
                  </text:list-item>
                  <text:list-item>
                    <text:p><text:span text:style-name="T5">An isValid() method is required to determine if the data location contains valid data. This is used for the dataGroup level</text:span></text:p>
                  </text:list-item>
                  <text:list-item>
                    <text:p><text:span text:style-name="T5">This level is reserved for data loading, and little to no data processing should be done here.</text:span></text:p>
                  </text:list-item>
                  <text:list-item>
                    <text:p><text:span text:style-name="T5">Plugin loaders may exist for your specific simulation or experimental protocol. </text:span></text:p>
                  </text:list-item>
                </text:list>
              </table:table-cell>
              <table:table-cell table:style-name="ce4"/>
              <table:table-cell table:style-name="ce5"/>
            </table:table-row>
            <table:table-row table:style-name="ro6" table:default-cell-style-name="gray2">
              <table:table-cell>
                <text:p text:style-name="P6"><text:span text:style-name="T3">Components</text:span></text:p>
                <text:list text:style-name="L1">
                  <text:list-item>
                    <text:p><text:span text:style-name="T5">These component classes contain the methods to load the data itself and the metadata associated with it. </text:span></text:p>
                  </text:list-item>
                </text:list>
                <text:list text:style-name="L3">
                  <text:list-item>
                    <text:p><text:span text:style-name="T5">Data components can be thought of as the “files” containing the data available for loading for the datatype.</text:span></text:p>
                  </text:list-item>
                </text:list>
                <text:p><text:span text:style-name="T5">Examples:</text:span></text:p>
                <text:list text:style-name="L1">
                  <text:list-item>
                    <text:p><text:span text:style-name="T5">CSV files</text:span></text:p>
                  </text:list-item>
                  <text:list-item>
                    <text:p><text:span text:style-name="T5">Oscilloscope waveform</text:span></text:p>
                  </text:list-item>
                  <text:list-item>
                    <text:p><text:span text:style-name="T5">Electric fields</text:span></text:p>
                  </text:list-item>
                  <text:list-item>
                    <text:p><text:span text:style-name="T5">Input variables</text:span></text:p>
                  </text:list-item>
                  <text:list-item>
                    <text:p><text:span text:style-name="T5">1D, 2D, or 3D data</text:span></text:p>
                  </text:list-item>
                </text:list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7" xml:id="id1" draw:id="id1" draw:layer="layout" svg:width="2.54cm" svg:height="1.457cm" svg:x="13.082cm" svg:y="20.975cm">
          <text:p text:style-name="P6">User</text:p>
          <text:p text:style-name="P6">Com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2" draw:id="id2" draw:layer="layout" svg:width="5.398cm" svg:height="1.587cm" svg:x="13.082cm" svg:y="15.57cm">
          <text:p text:style-name="P6">User Defined</text:p>
          <text:p text:style-name="P6">Lo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7" draw:id="id7" draw:layer="layout" svg:width="3.81cm" svg:height="1.27cm" svg:x="21.655cm" svg:y="11.925cm">
          <text:p text:style-name="P6">DataUn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11" draw:id="id11" draw:layer="layout" svg:width="3.81cm" svg:height="1.27cm" svg:x="21.255cm" svg:y="4.345cm">
          <text:p text:style-name="P6">DataB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9" draw:id="id9" draw:layer="layout" svg:width="3.81cm" svg:height="1.27cm" svg:x="21.255cm" svg:y="7.959cm">
          <text:p text:style-name="P6">DataGro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8" draw:id="id8" draw:layer="layout" svg:width="4.248cm" svg:height="1.27cm" svg:x="13.717cm" svg:y="10.725cm">
          <text:p text:style-name="P6">ModelUn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0" draw:id="id10" draw:layer="layout" svg:width="4.248cm" svg:height="1.27cm" svg:x="13.717cm" svg:y="6.959cm">
          <text:p text:style-name="P6">ModelGro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5" draw:id="id5" draw:layer="layout" svg:width="5.08cm" svg:height="1.587cm" svg:x="21.02cm" svg:y="15.57cm">
          <text:p text:style-name="P6">Plugin</text:p>
          <text:p text:style-name="P6">Load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xml:id="id3" draw:id="id3" draw:layer="layout" svg:width="2.54cm" svg:height="1.457cm" svg:x="15.982cm" svg:y="20.975cm">
          <text:p text:style-name="P6">User</text:p>
          <text:p text:style-name="P6">Com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xml:id="id4" draw:id="id4" draw:layer="layout" svg:width="2.54cm" svg:height="1.457cm" svg:x="20.96cm" svg:y="20.945cm">
          <text:p text:style-name="P6">Plugin</text:p>
          <text:p text:style-name="P6">Com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xml:id="id6" draw:id="id6" draw:layer="layout" svg:width="2.54cm" svg:height="1.457cm" svg:x="23.86cm" svg:y="20.945cm">
          <text:p text:style-name="P6">Plugin</text:p>
          <text:p text:style-name="P6">Co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14.352cm" svg:y1="20.975cm" svg:x2="15.781cm" svg:y2="17.157cm" draw:start-shape="id1" draw:start-glue-point="0" draw:end-shape="id2" draw:end-glue-point="2" svg:d="M14352 20975v-1910h1429v-1908" svg:viewBox="0 0 1430 3819">
          <text:p/>
        </draw:connector>
        <draw:connector draw:style-name="gr7" draw:text-style-name="P7" draw:layer="layout" svg:x1="17.252cm" svg:y1="20.975cm" svg:x2="15.781cm" svg:y2="17.157cm" draw:start-shape="id3" draw:start-glue-point="0" draw:end-shape="id2" draw:end-glue-point="2" svg:d="M17252 20975v-1910h-1471v-1908" svg:viewBox="0 0 1472 3819">
          <text:p/>
        </draw:connector>
        <draw:connector draw:style-name="gr8" draw:text-style-name="P7" draw:layer="layout" svg:x1="22.23cm" svg:y1="20.945cm" svg:x2="23.56cm" svg:y2="17.157cm" draw:start-shape="id4" draw:start-glue-point="0" draw:end-shape="id5" draw:end-glue-point="2" svg:d="M22230 20945v-1895h1330v-1893" svg:viewBox="0 0 1331 3789">
          <text:p/>
        </draw:connector>
        <draw:connector draw:style-name="gr9" draw:text-style-name="P8" draw:layer="layout" svg:x1="25.13cm" svg:y1="20.945cm" svg:x2="23.56cm" svg:y2="17.157cm" draw:start-shape="id6" draw:start-glue-point="0" draw:end-shape="id5" draw:end-glue-point="2" svg:d="M25130 20945v-1895h-1570v-1893" svg:viewBox="0 0 1571 3789">
          <text:p/>
        </draw:connector>
        <draw:connector draw:style-name="gr10" draw:text-style-name="P8" draw:layer="layout" svg:x1="23.56cm" svg:y1="15.57cm" svg:x2="23.56cm" svg:y2="13.195cm" draw:start-shape="id5" draw:start-glue-point="0" draw:end-shape="id7" draw:end-glue-point="2" svg:d="M23560 15570v-2375" svg:viewBox="0 0 1 2376">
          <text:p/>
        </draw:connector>
        <draw:custom-shape draw:style-name="gr3" draw:text-style-name="P7" xml:id="id12" draw:id="id12" draw:layer="layout" svg:width="3.81cm" svg:height="1.27cm" svg:x="14.035cm" svg:y="3.345cm">
          <text:p text:style-name="P6">ModelBa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draw:type="line" svg:x1="15.781cm" svg:y1="15.57cm" svg:x2="23.56cm" svg:y2="13.195cm" draw:start-shape="id2" draw:start-glue-point="0" draw:end-shape="id7" draw:end-glue-point="2" svg:d="M15781 15570l7779-2375" svg:viewBox="0 0 7780 2376">
          <text:p/>
        </draw:connector>
        <draw:connector draw:style-name="gr12" draw:text-style-name="P8" draw:layer="layout" draw:type="line" svg:x1="21.655cm" svg:y1="12.56cm" svg:x2="17.965cm" svg:y2="11.36cm" draw:start-shape="id7" draw:start-glue-point="3" draw:end-shape="id8" draw:end-glue-point="1" svg:d="M21655 12560l-3690-1200" svg:viewBox="0 0 3691 1201">
          <text:p/>
        </draw:connector>
        <draw:connector draw:style-name="gr13" draw:text-style-name="P8" draw:layer="layout" draw:type="line" svg:x1="17.965cm" svg:y1="11.36cm" svg:x2="21.255cm" svg:y2="8.594cm" draw:start-shape="id8" draw:start-glue-point="1" draw:end-shape="id9" draw:end-glue-point="3" svg:d="M17965 11360l3290-2766" svg:viewBox="0 0 3291 2767">
          <text:p/>
        </draw:connector>
        <draw:connector draw:style-name="gr14" draw:text-style-name="P8" draw:layer="layout" draw:type="line" svg:x1="21.255cm" svg:y1="8.594cm" svg:x2="17.965cm" svg:y2="7.594cm" draw:start-shape="id9" draw:start-glue-point="3" draw:end-shape="id10" draw:end-glue-point="1" svg:d="M21255 8594l-3290-1000" svg:viewBox="0 0 3291 1001">
          <text:p/>
        </draw:connector>
        <draw:connector draw:style-name="gr15" draw:text-style-name="P8" draw:layer="layout" draw:type="line" svg:x1="17.965cm" svg:y1="7.594cm" svg:x2="21.255cm" svg:y2="4.98cm" draw:start-shape="id10" draw:start-glue-point="1" draw:end-shape="id11" draw:end-glue-point="3" svg:d="M17965 7594l3290-2614" svg:viewBox="0 0 3291 2615">
          <text:p/>
        </draw:connector>
        <draw:connector draw:style-name="gr16" draw:text-style-name="P8" draw:layer="layout" draw:type="line" svg:x1="21.255cm" svg:y1="4.98cm" svg:x2="17.845cm" svg:y2="3.98cm" draw:start-shape="id11" draw:start-glue-point="3" draw:end-shape="id12" draw:end-glue-point="1" svg:d="M21255 4980l-3410-1000" svg:viewBox="0 0 3411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14T08:41:39.849551239</meta:creation-date>
    <dc:date>2025-11-14T12:21:41.452977150</dc:date>
    <meta:editing-duration>PT25M20S</meta:editing-duration>
    <meta:editing-cycles>6</meta:editing-cycles>
    <meta:generator>LibreOffice/7.3.7.2$Linux_X86_64 LibreOffice_project/30$Build-2</meta:generator>
    <meta:document-statistic meta:object-count="24"/>
  </office:meta>
</office:document-meta>
</file>